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95399" fo:background-color="#fff20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955d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f3ed3" fo:background-color="#fff20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57fe57" fo:background-color="#fff200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0pt" officeooo:paragraph-rsid="016691b1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pt" officeooo:paragraph-rsid="01659f21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officeooo:paragraph-rsid="0166ceb9" style:font-size-asian="10pt" style:font-size-complex="10pt"/>
    </style:style>
    <style:style style:name="P37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38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39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ce181e" style:font-name="Arial" fo:font-size="10pt" fo:letter-spacing="normal" fo:font-style="normal" fo:font-weight="normal" officeooo:rsid="01659f21" officeooo:paragraph-rsid="013a2a99" fo:background-color="#fff200" style:font-size-asian="10pt" style:font-size-complex="10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0pt" officeooo:rsid="01659f21" officeooo:paragraph-rsid="01659f21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1fc701" fo:background-color="#fff200" loext:char-shading-value="0"/>
    </style:style>
    <style:style style:name="T17" style:family="text">
      <style:text-properties officeooo:rsid="012b21ca" fo:background-color="#fff200" loext:char-shading-value="0"/>
    </style:style>
    <style:style style:name="T18" style:family="text">
      <style:text-properties officeooo:rsid="00e1b39c" fo:background-color="#fff200" loext:char-shading-value="0"/>
    </style:style>
    <style:style style:name="T19" style:family="text">
      <style:text-properties officeooo:rsid="012c4d6b" fo:background-color="#fff200" loext:char-shading-value="0"/>
    </style:style>
    <style:style style:name="T20" style:family="text">
      <style:text-properties officeooo:rsid="012dae40" fo:background-color="#fff200" loext:char-shading-value="0"/>
    </style:style>
    <style:style style:name="T21" style:family="text">
      <style:text-properties officeooo:rsid="01301bfa" fo:background-color="#fff200" loext:char-shading-value="0"/>
    </style:style>
    <style:style style:name="T22" style:family="text">
      <style:text-properties officeooo:rsid="01307cd1" fo:background-color="#fff200" loext:char-shading-value="0"/>
    </style:style>
    <style:style style:name="T23" style:family="text">
      <style:text-properties officeooo:rsid="0112e1bd" fo:background-color="#fff200" loext:char-shading-value="0"/>
    </style:style>
    <style:style style:name="T24" style:family="text">
      <style:text-properties officeooo:rsid="01255883" fo:background-color="#fff200" loext:char-shading-value="0"/>
    </style:style>
    <style:style style:name="T25" style:family="text">
      <style:text-properties officeooo:rsid="011aa2fb" fo:background-color="#fff200" loext:char-shading-value="0"/>
    </style:style>
    <style:style style:name="T26" style:family="text">
      <style:text-properties officeooo:rsid="013a2a99" fo:background-color="#fff200" loext:char-shading-value="0"/>
    </style:style>
    <style:style style:name="T27" style:family="text">
      <style:text-properties officeooo:rsid="0138847e" fo:background-color="#fff200" loext:char-shading-value="0"/>
    </style:style>
    <style:style style:name="T28" style:family="text">
      <style:text-properties officeooo:rsid="013a43e6" fo:background-color="#fff200" loext:char-shading-value="0"/>
    </style:style>
    <style:style style:name="T29" style:family="text">
      <style:text-properties officeooo:rsid="013cee04" fo:background-color="#fff200" loext:char-shading-value="0"/>
    </style:style>
    <style:style style:name="T30" style:family="text">
      <style:text-properties officeooo:rsid="013f3ed3" fo:background-color="#fff200" loext:char-shading-value="0"/>
    </style:style>
    <style:style style:name="T31" style:family="text">
      <style:text-properties officeooo:rsid="0141cf1f" fo:background-color="#fff200" loext:char-shading-value="0"/>
    </style:style>
    <style:style style:name="T32" style:family="text">
      <style:text-properties officeooo:rsid="014d6ebc" fo:background-color="#fff200" loext:char-shading-value="0"/>
    </style:style>
    <style:style style:name="T33" style:family="text">
      <style:text-properties officeooo:rsid="013ecc34" fo:background-color="#fff200" loext:char-shading-value="0"/>
    </style:style>
    <style:style style:name="T34" style:family="text">
      <style:text-properties officeooo:rsid="014065c5" fo:background-color="#fff200" loext:char-shading-value="0"/>
    </style:style>
    <style:style style:name="T35" style:family="text">
      <style:text-properties officeooo:rsid="011f8719" fo:background-color="#fff200" loext:char-shading-value="0"/>
    </style:style>
    <style:style style:name="T36" style:family="text">
      <style:text-properties officeooo:rsid="011c3358"/>
    </style:style>
    <style:style style:name="T37" style:family="text">
      <style:text-properties fo:color="#ce181e"/>
    </style:style>
    <style:style style:name="T38" style:family="text">
      <style:text-properties fo:color="#ce181e" fo:background-color="#fff200" loext:char-shading-value="0"/>
    </style:style>
    <style:style style:name="T39" style:family="text">
      <style:text-properties fo:color="#ce181e" officeooo:rsid="011e1a96" fo:background-color="#fff200" loext:char-shading-value="0"/>
    </style:style>
    <style:style style:name="T40" style:family="text">
      <style:text-properties fo:color="#ce181e" officeooo:rsid="011fc701" fo:background-color="#fff200" loext:char-shading-value="0"/>
    </style:style>
    <style:style style:name="T41" style:family="text">
      <style:text-properties fo:color="#ce181e" officeooo:rsid="013cee04" fo:background-color="#fff200" loext:char-shading-value="0"/>
    </style:style>
    <style:style style:name="T42" style:family="text">
      <style:text-properties fo:color="#ce181e" officeooo:rsid="0164ad5a" fo:background-color="#fff200" loext:char-shading-value="0"/>
    </style:style>
    <style:style style:name="T43" style:family="text">
      <style:text-properties fo:color="#ce181e" officeooo:rsid="01659f21" fo:background-color="#fff200" loext:char-shading-value="0"/>
    </style:style>
    <style:style style:name="T44" style:family="text">
      <style:text-properties fo:color="#ce181e" officeooo:rsid="011e1a96"/>
    </style:style>
    <style:style style:name="T45" style:family="text">
      <style:text-properties fo:color="#ce181e" officeooo:rsid="011fc701"/>
    </style:style>
    <style:style style:name="T46" style:family="text">
      <style:text-properties fo:color="#ce181e" officeooo:rsid="0151c03b"/>
    </style:style>
    <style:style style:name="T47" style:family="text">
      <style:text-properties fo:color="#ce181e" officeooo:rsid="01538588"/>
    </style:style>
    <style:style style:name="T48" style:family="text">
      <style:text-properties officeooo:rsid="011dca47"/>
    </style:style>
    <style:style style:name="T49" style:family="text">
      <style:text-properties officeooo:rsid="011f8719"/>
    </style:style>
    <style:style style:name="T50" style:family="text">
      <style:text-properties officeooo:rsid="011fc701"/>
    </style:style>
    <style:style style:name="T51" style:family="text">
      <style:text-properties officeooo:rsid="01206e40"/>
    </style:style>
    <style:style style:name="T52" style:family="text">
      <style:text-properties officeooo:rsid="01260af8"/>
    </style:style>
    <style:style style:name="T53" style:family="text">
      <style:text-properties officeooo:rsid="0127fbab"/>
    </style:style>
    <style:style style:name="T54" style:family="text">
      <style:text-properties officeooo:rsid="012c37eb"/>
    </style:style>
    <style:style style:name="T55" style:family="text">
      <style:text-properties officeooo:rsid="012c4d6b"/>
    </style:style>
    <style:style style:name="T56" style:family="text">
      <style:text-properties officeooo:rsid="00e1b39c"/>
    </style:style>
    <style:style style:name="T57" style:family="text">
      <style:text-properties officeooo:rsid="012dae40"/>
    </style:style>
    <style:style style:name="T58" style:family="text">
      <style:text-properties officeooo:rsid="01307cd1"/>
    </style:style>
    <style:style style:name="T59" style:family="text">
      <style:text-properties officeooo:rsid="013302c1"/>
    </style:style>
    <style:style style:name="T60" style:family="text">
      <style:text-properties officeooo:rsid="0135880d"/>
    </style:style>
    <style:style style:name="T61" style:family="text">
      <style:text-properties officeooo:rsid="0138847e"/>
    </style:style>
    <style:style style:name="T62" style:family="text">
      <style:text-properties officeooo:rsid="013a2a99"/>
    </style:style>
    <style:style style:name="T63" style:family="text">
      <style:text-properties officeooo:rsid="013af91f"/>
    </style:style>
    <style:style style:name="T64" style:family="text">
      <style:text-properties officeooo:rsid="013d3e8b"/>
    </style:style>
    <style:style style:name="T65" style:family="text">
      <style:text-properties officeooo:rsid="013f3ed3"/>
    </style:style>
    <style:style style:name="T66" style:family="text">
      <style:text-properties officeooo:rsid="0142f64e"/>
    </style:style>
    <style:style style:name="T67" style:family="text">
      <style:text-properties officeooo:rsid="014678e6"/>
    </style:style>
    <style:style style:name="T68" style:family="text">
      <style:text-properties officeooo:rsid="01473a33"/>
    </style:style>
    <style:style style:name="T69" style:family="text">
      <style:text-properties officeooo:rsid="014b74fc"/>
    </style:style>
    <style:style style:name="T70" style:family="text">
      <style:text-properties officeooo:rsid="014d6ebc"/>
    </style:style>
    <style:style style:name="T71" style:family="text">
      <style:text-properties officeooo:rsid="014f5dc8"/>
    </style:style>
    <style:style style:name="T72" style:family="text">
      <style:text-properties officeooo:rsid="0150a221"/>
    </style:style>
    <style:style style:name="T73" style:family="text">
      <style:text-properties officeooo:rsid="01538588"/>
    </style:style>
    <style:style style:name="T74" style:family="text">
      <style:text-properties officeooo:rsid="0155611d"/>
    </style:style>
    <style:style style:name="T75" style:family="text">
      <style:text-properties officeooo:rsid="0160627b"/>
    </style:style>
    <style:style style:name="T76" style:family="text">
      <style:text-properties officeooo:rsid="01659f21"/>
    </style:style>
    <style:style style:name="T77" style:family="text">
      <style:text-properties officeooo:rsid="016691b1"/>
    </style:style>
    <style:style style:name="T78" style:family="text">
      <style:text-properties officeooo:rsid="016f2633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/>
      <text:p text:style-name="P22"><text:span text:style-name="T2">1</text:span>. Geração de Ordem de Serviço (<text:span text:style-name="T2">EGC - Gestor do Contrato</text:span>)</text:p>
      <text:p text:style-name="P3"/>
      <text:p text:style-name="P18">O Gestor <text:span text:style-name="T2">da EGC</text:span> emitir<text:span text:style-name="T2">á</text:span> um <text:span text:style-name="T65">Termo de Abertura de O</text:span>rdem de <text:span text:style-name="T57">S</text:span>erviço <text:span text:style-name="T57">(TAOS)</text:span> com o quantitativo de páginas <text:span text:style-name="T78">a serem trabalhadas na OS.</text:span></text:p>
      <text:p text:style-name="P3"/>
      <text:p text:style-name="P3">A Empresa disponibilizar<text:span text:style-name="T2">á</text:span>, em um prazo de <text:span text:style-name="T53">até</text:span> 10 dias, todos os recursos necessários para início das<office:annotation><dc:creator>evandro </dc:creator><dc:date>2019-09-03T11:10:56.992614444</dc:date><text:list text:style-name=""><text:list-item><text:p/></text:list-item></text:list></office:annotation> atividades estabelecidas, neste Termo de Referência. Será considerado, a título de avaliação do cumprimento de datas, o dia seguinte à data formal de encaminhamento da Ordem de Serviço à Empresa.</text:p>
      <text:p text:style-name="P3"/>
      <text:p text:style-name="P23"><text:span text:style-name="T5">2</text:span>. Geração de Romaneios (<text:span text:style-name="T2">EGC - Gestor do Contrato</text:span>)</text:p>
      <text:p text:style-name="P3"/>
      <text:p text:style-name="P10">A geração de Romaneios inicia<text:span text:style-name="T52">r</text:span>-se-<text:span text:style-name="T3">á</text:span> após a emissão d<text:span text:style-name="T65">o</text:span> <text:span text:style-name="T15">“</text:span><text:span text:style-name="T30">TA</text:span><text:span text:style-name="T15">OS”</text:span> pela <text:span text:style-name="T2">EGC</text:span> e o aceite por parte da contratada, informando o quantitativo de folhas e folhas com verso, que serão convertidas em páginas a serem digitalizadas.<office:annotation><dc:creator>evandro </dc:creator><dc:date>2019-08-30T10:30:36</dc:date><text:list text:continue-numbering="true" text:style-name=""><text:list-item><text:p text:style-name="P53"><text:span text:style-name="T79">Iniciará após o aceite da contratada.</text:span></text:p></text:list-item></text:list></office:annotation></text:p>
      <text:p text:style-name="P3"/>
      <text:p text:style-name="P3">O final da geração de um Romaneio implica na formalização documental da relação de pastas <text:span text:style-name="T15">(Termo de Recebimento do </text:span><text:span text:style-name="T17">R</text:span><text:span text:style-name="T15">omaneio - </text:span><text:span text:style-name="T17">TR</text:span><text:span text:style-name="T20">R</text:span><text:span text:style-name="T15">)</text:span> que estão sendo entregues.</text:p>
      <text:p text:style-name="P3"/>
      <text:p text:style-name="P24"><text:span text:style-name="T5">3</text:span>. Entrega das pastas físicas (<text:span text:style-name="T2">EGC – Fiscal Técnico (SGP)</text:span>)<office:annotation><dc:creator>evandro </dc:creator><dc:date>2019-08-30T10:37:41</dc:date><text:list text:continue-numbering="true" text:style-name=""><text:list-item><text:p text:style-name="P53"><text:span text:style-name="T79">Solicitar esclarecimento de Cosme quanto aos procedimentos constantes dos itens 3 e 4.</text:span></text:p></text:list-item></text:list></office:annotation></text:p>
      <text:p text:style-name="P3"/>
      <text:p text:style-name="P4">Refere-se à entrega física das pastas funcionais com as folhas numeradas, e divididas por seções se for o caso, com a <text:span text:style-name="T15">Declaração de conclusão da digitalização do Legado que será obrigatoriamente o último documento da última seção do legado</text:span>. Compreendendo:</text:p>
      <text:p text:style-name="P41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42">b) Durante a entrega das pastas relacionadas no romaneio, as partes envolvidas deverão assinar o <text:span text:style-name="T15">“</text:span><text:span text:style-name="T22">TRR</text:span><text:span text:style-name="T15">”;</text:span></text:p>
      <text:p text:style-name="P40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40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3"/>
      <text:p text:style-name="P22"><text:span text:style-name="T5">4</text:span>. Recepção do Romaneio (CONTRATADA)</text:p>
      <text:p text:style-name="P22"/>
      <text:p text:style-name="P6">Trata-<text:span text:style-name="T54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41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40">b) A qualquer momento <text:span text:style-name="T5">a EGC</text:span> poderá indagar sobre qualquer procedimento de transferência que não atendam aos requisitos definidos nesse Termo de Referênci<text:span text:style-name="T55">a </text:span><text:span text:style-name="T19">(Termo de Registros de Incidentes ou Ocorrências - </text:span><text:span text:style-name="T21">TRIO</text:span><text:span text:style-name="T19">)</text:span>.<office:annotation><dc:creator>evandro </dc:creator><dc:date>2019-08-30T10:41:09</dc:date><text:list text:continue-numbering="true" text:style-name=""><text:list-item><text:p text:style-name="P53"><text:span text:style-name="T79">Não foi feita referência anterior ao TRIO neste documento.</text:span></text:p></text:list-item></text:list></office:annotation></text:p>
      <text:p text:style-name="P50"/>
      <text:p text:style-name="P3"/>
      <text:p text:style-name="P3"><text:soft-page-break/></text:p>
      <text:p text:style-name="P25"><text:span text:style-name="T7">5</text:span>. Solicitação de Pasta Avulsa (<text:span text:style-name="T2">EGC - Gestor do Contrato</text:span>)</text:p>
      <text:p text:style-name="P22"/>
      <text:p text:style-name="P3">O Gestor <text:span text:style-name="T6">da EGC</text:span> poderá, a qualquer momento, retirar uma ou mais pastas funcionais que estejam entregues à empresa, fazendo o devido registro <text:span text:style-name="T58">no </text:span><text:span text:style-name="T22">“TRIO”</text:span><text:span text:style-name="T15">.</text:span> Não é permitido a retirada de pastas após o upload das imagens n<text:span text:style-name="T6">a </text:span><text:span text:style-name="T23">UNAFD</text:span> por parte da contratada, neste caso sendo necessário aguardar a finalização do romaneio.</text:p>
      <text:p text:style-name="P3"/>
      <text:p text:style-name="P3">Para proceder a retirada da pasta, o Gestor <text:span text:style-name="T6">da EGC</text:span> deverá <text:span text:style-name="T6">solicitar formalmente ao Gestor da Empresa</text:span>. <text:span text:style-name="T59">Sendo que</text:span> <text:span text:style-name="T59">a</text:span>o indicar <text:span text:style-name="T6">tal </text:span>solicitação para a empresa, esta deverá tempestivamente fazer a devolução da pasta, registrando também <text:span text:style-name="T6">formalmente no </text:span><text:span text:style-name="T23">“TRIO”</text:span>. Este processo excluir<text:span text:style-name="T6">á</text:span> a pasta indicada do respectivo Romaneio, ficando a mesma liberada para incorporação em outro Romaneio, quando julgado necessário pelo Gestor <text:span text:style-name="T6">da EGC.</text:span></text:p>
      <text:p text:style-name="P3"/>
      <text:p text:style-name="P22"><text:span text:style-name="T8">6</text:span>. Devolução de Pasta Avulsa (CONTRATADA)</text:p>
      <text:p text:style-name="P3"/>
      <text:p text:style-name="P11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3">“TRIO”</text:span>.</text:p>
      <text:p text:style-name="P3"/>
      <text:p text:style-name="P22"><text:span text:style-name="T9">7</text:span>. Higienização dos Documentos (CONTRATADA)</text:p>
      <text:p text:style-name="P3"/>
      <text:p text:style-name="P3">A Empresa deverá retirar os documentos das pastas para iniciar a atividade de higienização e quando se tratar de processo deverá manter o conjunto documental, obedecendo à ordem original inclusive as capas.</text:p>
      <text:p text:style-name="P3">A atividade de higienização básica consiste em:</text:p>
      <text:p text:style-name="P40">a) Desdobrar e planificar os documentos;</text:p>
      <text:p text:style-name="P40">b) Retirar clipes, grampos e outros prendedores;</text:p>
      <text:p text:style-name="P40">c) Remover poeira, fitas adesivas e outras sujidades superficiais prejudiciais à clareza da captura das informações durante a atividade de digitalização.</text:p>
      <text:p text:style-name="P3"/>
      <text:p text:style-name="P3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3"/>
      <text:p text:style-name="P12">Caso a integridade do documento tenha sido comprometida pela atividade de higienização, a empresa deverá restituí-lo no conjunto da pasta funcional e preencher o <text:span text:style-name="T23">“TRIO”</text:span>.</text:p>
      <text:p text:style-name="P3"/>
      <text:p text:style-name="P13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60">o </text:span><text:span text:style-name="T23">“TRIO”</text:span> que deverá ser digitalizado <text:span text:style-name="T10">em conjunto com os </text:span>documentos da pasta.</text:p>
      <text:p text:style-name="P3"/>
      <text:p text:style-name="P22"><text:span text:style-name="T11">8</text:span>. Digitalização de Documentos (CONTRATADA)</text:p>
      <text:p text:style-name="P3"/>
      <text:p text:style-name="P5">A digitalização formar<text:span text:style-name="T11">á</text:span> a base de imagens de documentos no padrão PDF/A com OCR, sendo complementada pela atividade de assinatura digital com certificado ICP-BRASIL. </text:p>
      <text:p text:style-name="P5"/>
      <text:p text:style-name="P5">Destaca-se a seguir as especificações técnicas intrínsecas à atividade de digitalização:</text:p>
      <text:p text:style-name="P40">a) A digitalização consiste na captura da imagem, gerando um banco de imagens (matrizes digitais), com o objetivo de garantir o máximo de fidelidade entre o arquivo digital e o documento original, levando em consideração <text:span text:style-name="T69">as </text:span>suas características físicas, estado de conservação e finalidade de uso.</text:p>
      <text:p text:style-name="P40"/>
      <text:p text:style-name="P40"><text:soft-page-break/>b) A digitalização deverá ocorrer para cada face da página do documento, frente e verso quando houver informação representativa no verso, como por exemplo: apenas uma assinatura, rubrica ou carimbo.</text:p>
      <text:p text:style-name="P40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, excluindo-se somente as sinaléticas.</text:p>
      <text:p text:style-name="P3">No processo de digitalização, a empresa deverá:</text:p>
      <text:p text:style-name="P40">a) Ajustar o ângulo para melhoria de imagem;</text:p>
      <text:p text:style-name="P40">b) Solidificar e eliminar fundo e ruídos;</text:p>
      <text:p text:style-name="P40">c) Melhorar ou eliminar linhas verticais e horizontais para, por exemplo, ser utilizado em reconhecimento em formulários que possuem separadores de campos;</text:p>
      <text:p text:style-name="P40">d) Ajustar a orientação do documento, como por exemplo o giro na imagem;</text:p>
      <text:p text:style-name="P40">e) Remover páginas em branco;</text:p>
      <text:p text:style-name="P40">f) Processar documentos em formato retrato e paisagem, <text:span text:style-name="T11">conforme for o caso;</text:span></text:p>
      <text:p text:style-name="P44">g) <text:span text:style-name="T56">Processar documentos </text:span>para o<text:span text:style-name="T56"> formato </text:span>PDF/A (<text:span text:style-name="T70">pesquisáveis</text:span>) com OCR, Sendo que a taxa <text:span text:style-name="T18">de reconhecimento de OCR </text:span><text:span text:style-name="T15">deverá ser </text:span><text:span text:style-name="T18">superior a 90% </text:span><text:span text:style-name="T15">(</text:span><text:span text:style-name="T18">padr</text:span><text:span text:style-name="T15">ão</text:span><text:span text:style-name="T18"> aceitáve</text:span><text:span text:style-name="T15">l</text:span><text:span text:style-name="T18"> pelo mercado</text:span><text:span text:style-name="T15">)</text:span><text:span text:style-name="T18">;</text:span></text:p>
      <text:p text:style-name="P47">h) Capturar imagem com no mínimo resolução de 300 DPI;</text:p>
      <text:p text:style-name="P45"><text:span text:style-name="T15">i) Capturar imagem </text:span><text:span text:style-name="T18">no modo de cor </text:span><text:span text:style-name="T32">ou</text:span><text:span text:style-name="T18"> tons de cinza, </text:span><text:span text:style-name="T26">conforme for o caso</text:span><text:span text:style-name="T18">;</text:span></text:p>
      <text:p text:style-name="P46"><text:span text:style-name="T18">j</text:span><text:span text:style-name="T15">) </text:span><text:span text:style-name="T27">Capturar imagem </text:span><text:span text:style-name="T18">com o recorte correto;</text:span></text:p>
      <text:p text:style-name="P46"><text:span text:style-name="T15">k) </text:span><text:span text:style-name="T27">Capturar imagem </text:span><text:span text:style-name="T18">sem inclinação;</text:span></text:p>
      <text:p text:style-name="P43"><text:span text:style-name="T26">l) </text:span><text:span text:style-name="T27">Capturar imagem </text:span><text:span text:style-name="T15">sem perda de nitidez;</text:span></text:p>
      <text:p text:style-name="P43"><text:span text:style-name="T26">m)</text:span><text:span text:style-name="T27">Capturar imagem </text:span><text:span text:style-name="T26">sem </text:span><text:span text:style-name="T15">aspecto granulado;</text:span></text:p>
      <text:p text:style-name="P43"><text:span text:style-name="T26">n) </text:span><text:span text:style-name="T27">Capturar imagem </text:span><text:span text:style-name="T26">sem </text:span><text:span text:style-name="T15">reflexos;</text:span></text:p>
      <text:p text:style-name="P46"><text:span text:style-name="T15">o) </text:span><text:span text:style-name="T38">Capturar imagem e </text:span><text:span text:style-name="T42">inserir ou encapsular </text:span><text:span text:style-name="T38">metadados </text:span><text:span text:style-name="T43">no representante digital </text:span><text:span text:style-name="T42">conforme</text:span><text:span text:style-name="T38"> </text:span><text:span text:style-name="T43">tabela abaixo.</text:span></text:p>
      <text:p text:style-name="P4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1">Tabela de Metadados</text:p>
          </table:table-cell>
        </table:table-row>
        <table:table-row>
          <table:table-cell table:style-name="Tabela1.A2" office:value-type="string">
            <text:p text:style-name="P34">Identificador do documento – ID d<text:span text:style-name="T76">o</text:span> representante digital <text:span text:style-name="T77">(ex: matrícula do servidor)</text:span></text:p>
          </table:table-cell>
        </table:table-row>
        <table:table-row>
          <table:table-cell table:style-name="Tabela1.A2" office:value-type="string">
            <text:p text:style-name="P33">Código de referência do documento original <text:span text:style-name="T76">(1) (ex: nome do servidor, número da pasta física, etc)</text:span></text:p>
          </table:table-cell>
        </table:table-row>
        <table:table-row>
          <table:table-cell table:style-name="Tabela1.A2" office:value-type="string">
            <text:p text:style-name="P34">Código de referência do documento original <text:span text:style-name="T76">(2) (ex: tipo de documento)</text:span></text:p>
          </table:table-cell>
        </table:table-row>
        <table:table-row>
          <table:table-cell table:style-name="Tabela1.A2" office:value-type="string">
            <text:p text:style-name="P36">Dimensão física do original (inserção manual ou por escala)</text:p>
          </table:table-cell>
        </table:table-row>
        <table:table-row>
          <table:table-cell table:style-name="Tabela1.A2" office:value-type="string">
            <text:p text:style-name="P35">Data de criação</text:p>
          </table:table-cell>
        </table:table-row>
        <table:table-row>
          <table:table-cell table:style-name="Tabela1.A2" office:value-type="string">
            <text:p text:style-name="P33">Responsável pela criação</text:p>
          </table:table-cell>
        </table:table-row>
        <table:table-row>
          <table:table-cell table:style-name="Tabela1.A2" office:value-type="string">
            <text:p text:style-name="P33">Data de modificação</text:p>
          </table:table-cell>
        </table:table-row>
        <table:table-row>
          <table:table-cell table:style-name="Tabela1.A2" office:value-type="string">
            <text:p text:style-name="P52">Responsável pela modificação</text:p>
          </table:table-cell>
        </table:table-row>
        <table:table-row>
          <table:table-cell table:style-name="Tabela1.A2" office:value-type="string">
            <text:p text:style-name="P33">Sistema de iluminação, quando for o caso</text:p>
          </table:table-cell>
        </table:table-row>
        <table:table-row>
          <table:table-cell table:style-name="Tabela1.A2" office:value-type="string">
            <text:p text:style-name="P33">Formato do arquivo</text:p>
          </table:table-cell>
        </table:table-row>
        <table:table-row>
          <table:table-cell table:style-name="Tabela1.A2" office:value-type="string">
            <text:p text:style-name="P33">Dimensão em pixel: Largura X / Altura Y</text:p>
          </table:table-cell>
        </table:table-row>
        <table:table-row>
          <table:table-cell table:style-name="Tabela1.A2" office:value-type="string">
            <text:p text:style-name="P33">Profundidade de cor (resolução tonal ou de cor)</text:p>
          </table:table-cell>
        </table:table-row>
        <table:table-row>
          <table:table-cell table:style-name="Tabela1.A2" office:value-type="string">
            <text:p text:style-name="P33">Modo de Cores = Bitonal, escala de cinza (grayscale) e RGB</text:p>
          </table:table-cell>
        </table:table-row>
        <table:table-row>
          <table:table-cell table:style-name="Tabela1.A2" office:value-type="string">
            <text:p text:style-name="P33">Resolução linear = Pixel por polegada (dpi)</text:p>
          </table:table-cell>
        </table:table-row>
        <table:table-row>
          <table:table-cell table:style-name="Tabela1.A2" office:value-type="string">
            <text:p text:style-name="P33">Tamanho do arquivo</text:p>
          </table:table-cell>
        </table:table-row>
        <table:table-row>
          <table:table-cell table:style-name="Tabela1.A2" office:value-type="string">
            <text:p text:style-name="P33">Software de captura</text:p>
          </table:table-cell>
        </table:table-row>
        <table:table-row>
          <table:table-cell table:style-name="Tabela1.A2" office:value-type="string">
            <text:p text:style-name="P33">Software de processamento de imagem, <text:span text:style-name="T76">quando for o caso</text:span></text:p>
          </table:table-cell>
        </table:table-row>
        <table:table-row>
          <table:table-cell table:style-name="Tabela1.A2" office:value-type="string">
            <text:p text:style-name="P33">Sistema operacional</text:p>
          </table:table-cell>
        </table:table-row>
        <text:soft-page-break/>
        <table:table-row>
          <table:table-cell table:style-name="Tabela1.A2" office:value-type="string">
            <text:p text:style-name="P33">Hash (cheksum) da imagem</text:p>
          </table:table-cell>
        </table:table-row>
      </table:table>
      <text:p text:style-name="P49"/>
      <text:p text:style-name="P48"/>
      <text:p text:style-name="P9">Caso a integridade do documento tenha sido comprometida pela atividade de digitalização, a empresa deverá restituí-lo no conjunto da pasta funcional e preencher o <text:span text:style-name="T15">“</text:span><text:span text:style-name="T24">T</text:span><text:span text:style-name="T15">RIO”.</text:span></text:p>
      <text:p text:style-name="P3"/>
      <text:p text:style-name="P3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3"/>
      <text:p text:style-name="P22"><text:span text:style-name="T14">9</text:span>. Assinatura Digital (CONTRATADA)</text:p>
      <text:p text:style-name="P3"/>
      <text:p text:style-name="P3">A aplicação da assinatura digital nos documentos digitalizados, inclusive a <text:span text:style-name="T15">declaração de conclusão da digitalização do Legado </text:span><text:span text:style-name="T31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3"/>
      <text:p text:style-name="P22">1<text:span text:style-name="T36">0</text:span>. Controle de Qualidade (CONTRATADA)</text:p>
      <text:p text:style-name="P3"/>
      <text:p text:style-name="P9">É condição intrínseca que a contratada assegure a qualidade da prestação dos serviços. Para tal, a mesma deve fazer uma conferência e avaliação de qualidade nos <text:span text:style-name="T36">documentos imagens</text:span> gerados, pasta por pasta, visando garantir um menor esforço nas atividades de fiscalização do Romaneio. Ocorrências sucessivas ou abusos na qualidade dos serviços executados serão apontados pelo fiscal <text:span text:style-name="T36">técnico</text:span> no <text:span text:style-name="T15">“</text:span><text:span text:style-name="T24">T</text:span><text:span text:style-name="T15">RIO”</text:span>, incitando sanções ou glosas à empresa.</text:p>
      <text:p text:style-name="P3"/>
      <text:p text:style-name="P3">Esta etapa permite que a empresa recuse um documento de má qualidade e refaça o serviço antes do envio <text:span text:style-name="T71">para a</text:span> etapa de fiscalização.</text:p>
      <text:p text:style-name="P3"/>
      <text:p text:style-name="P22">1<text:span text:style-name="T36">1</text:span>. Solicitação de Fiscalização de Romaneios (CONTRATADA)</text:p>
      <text:p text:style-name="P3"/>
      <text:p text:style-name="P7">Após o encerramento de um romaneio pela empresa, esta deverá solicitar a fiscalização, do romaneio específico através de <text:span text:style-name="T36">ofício.</text:span></text:p>
      <text:p text:style-name="P3"/>
      <text:p text:style-name="P26">1<text:span text:style-name="T48">2</text:span>. Fiscalização de Romaneio (<text:span text:style-name="T2">EGC – Fiscal Técnico (SGP)</text:span>)</text:p>
      <text:p text:style-name="P3"/>
      <text:p text:style-name="P3">O <text:span text:style-name="T72">F</text:span>iscal <text:span text:style-name="T72">Técnico</text:span> deverá verificar os seguintes itens para realizar a fiscalização das páginas digitalizadas pela empresa contratada:</text:p>
      <text:p text:style-name="P40">a) Se o formato é PDF/A <text:s/><text:span text:style-name="T72">(pesquisáveis)</text:span>;</text:p>
      <text:p text:style-name="P46">b) <text:span text:style-name="T61">Se a taxa </text:span><text:span text:style-name="T18">de reconhecimento de OCR </text:span><text:span text:style-name="T15">é </text:span><text:span text:style-name="T28">de pelo menos</text:span><text:span text:style-name="T18"> 90%;</text:span></text:p>
      <text:p text:style-name="P40"><text:span text:style-name="T62">c</text:span>) Se está na resolução de, <text:span text:style-name="T48">no mínimo, </text:span>300 DPI;</text:p>
      <text:p text:style-name="P40"><text:span text:style-name="T62">d</text:span>) Se a imagem está no modo de cor <text:span text:style-name="T67">ou</text:span> tons de cinza, <text:span text:style-name="T63">conforme for o caso</text:span>;</text:p>
      <text:p text:style-name="P40"><text:span text:style-name="T62">e</text:span>) Se a imagem está com o recorte correto;</text:p>
      <text:p text:style-name="P40"><text:span text:style-name="T62">f</text:span>) Se a imagem está sem inclinação;</text:p>
      <text:p text:style-name="P40"><text:span text:style-name="T62">g</text:span>) Se a imagem está sem perda de nitidez;</text:p>
      <text:p text:style-name="P40"><text:span text:style-name="T62">h</text:span>) Se a imagem não está com aspecto granulado;</text:p>
      <text:p text:style-name="P40"><text:span text:style-name="T62">i</text:span>) Se a imagem não está com reflexos.</text:p>
      <text:p text:style-name="P3"/>
      <text:p text:style-name="P14">Para comprovação da qualidade da imagem digitalizada <text:span text:style-name="T15">o fiscal </text:span><text:span text:style-name="T25">técnico </text:span>fará a recusa de documentos digitalizados que não reproduzam o original, inclusive por inspeção visual.</text:p>
      <text:p text:style-name="P14"/>
      <text:p text:style-name="P21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1"/>
      <text:p text:style-name="P19"><text:soft-page-break/>Após a verificação, o fiscal <text:span text:style-name="T48">técnico</text:span> deverá aprovar ou reprovar os documentos digitalizados pela empresa <text:span text:style-name="T50">e emitirá o T</text:span><text:span text:style-name="T44">ermo de </text:span><text:span text:style-name="T45">A</text:span><text:span text:style-name="T44">ceite </text:span><text:span text:style-name="T45">Provisório do</text:span><text:span text:style-name="T44"> </text:span><text:span text:style-name="T46">R</text:span><text:span text:style-name="T44">omaneio - </text:span><text:span text:style-name="T46">TAPR</text:span><text:span text:style-name="T37">.</text:span></text:p>
      <text:p text:style-name="P3"/>
      <text:p text:style-name="P22">1<text:span text:style-name="T49">3</text:span>. Devolução de Romaneios (CONTRATADA)</text:p>
      <text:p text:style-name="P3"/>
      <text:p text:style-name="P8"><text:span text:style-name="T73">A r</text:span>ecomposição da pasta e respectiva documentação somente ocorrerá após realização <text:span text:style-name="T73">da</text:span> fiscalização com respectivo atesto dos serviços executados.</text:p>
      <text:p text:style-name="P8"/>
      <text:p text:style-name="P20"><text:span text:style-name="T49">O</text:span> GESTOR EMPRESA deverá utilizar o modelo de formulário “Termo de Devolução do Romaneio - <text:span text:style-name="T73">TDR</text:span>” conforme <text:span text:style-name="T37">Anexo </text:span><text:span text:style-name="T47">XXX</text:span><text:span text:style-name="T37">.</text:span></text:p>
      <text:p text:style-name="P3"/>
      <text:p text:style-name="P27">1<text:span text:style-name="T49">4</text:span>. Aceite da devolução das Pastas (<text:span text:style-name="T2">EGC – Fiscal Técnico (SGP)</text:span>)</text:p>
      <text:p text:style-name="P3"/>
      <text:p text:style-name="P3">Trata do processo de recebimento da devolução de pastas após ter sido solicitada a fiscalização do Romaneio pela empresa.</text:p>
      <text:p text:style-name="P3"/>
      <text:p text:style-name="P8">Deverá ser conferida a recomposição das pastas físicas e quantitativo de páginas com o <text:span text:style-name="T74">descrito no </text:span><text:span text:style-name="T15">“TRR”</text:span>, devendo-se registrar todas as irregularidades encontradas na devolução das pastas <text:span text:style-name="T64">no </text:span><text:span text:style-name="T15">modelo de formulário “Termo de Devolução do Romaneio - </text:span><text:span text:style-name="T29">TDR</text:span><text:span text:style-name="T15">” conforme Anexo </text:span><text:span text:style-name="T41">XXX</text:span><text:span text:style-name="T38">. </text:span></text:p>
      <text:p text:style-name="P3"/>
      <text:p text:style-name="P28">1<text:span text:style-name="T50">5</text:span>. Encerramento da Ordem de Serviço (<text:span text:style-name="T2">EGC - Gestor do Contrato</text:span>)</text:p>
      <text:p text:style-name="P3"/>
      <text:p text:style-name="P15"><text:span text:style-name="T50">Q</text:span>uando do término d<text:span text:style-name="T75">e cada r</text:span>omaneio <text:span text:style-name="T75">que integra uma</text:span> “OS”, incluída a <text:span text:style-name="T75">sua</text:span> fiscalização, dará conhecimento <text:span text:style-name="T50">através do </text:span><text:span text:style-name="T16">T</text:span><text:span text:style-name="T39">ermo de </text:span><text:span text:style-name="T40">A</text:span><text:span text:style-name="T39">ceite </text:span><text:span text:style-name="T40">Definitivo do</text:span><text:span text:style-name="T39"> romaneio</text:span>, que acompanhou a realização da Ordem de Serviço, completa ou parcialmente, apontando justificativas para a inexecução de uma ou mais pastas que foram indicadas na Ordem de Serviço por meio de Registro de Incidentes.</text:p>
      <text:p text:style-name="P16"/>
      <text:p text:style-name="P17">Mensalmente o <text:span text:style-name="T35">O</text:span><text:span text:style-name="T18"> GESTOR EMPRESA</text:span> 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16">a) a quantidade de romaneios entregues, a quantidade de pastas e páginas digitalizadas;</text:p>
      <text:p text:style-name="P16">b) a quantidade de páginas rejeitadas pelo processo de fiscalização;</text:p>
      <text:p text:style-name="P16"/>
      <text:p text:style-name="P16">A entrega do RPS será condição necessária à atestação dos serviços pelo Contratante, para fins de pagamento das faturas.</text:p>
      <text:p text:style-name="P16"/>
      <text:p text:style-name="P39">Após <text:span text:style-name="T56">término dos Romaneios que compõem a “OS” o</text:span><text:span text:style-name="T30"> Gestor emitirá o Termo de Encerramento da </text:span><text:span text:style-name="T33">Ordem de Serviço </text:span><text:span text:style-name="T30">(TEOS)</text:span><text:span text:style-name="T34">.</text:span></text:p>
      <text:p text:style-name="P3"/>
      <text:p text:style-name="P28">1<text:span text:style-name="T51">6</text:span>. Garantia de Segurança da Informação (<text:span text:style-name="T2">EGC - Gestor do Contrato</text:span>)</text:p>
      <text:p text:style-name="P22"/>
      <text:p text:style-name="P3">É responsabilidade do órgão garantir ao longo de todo o processo que o local indicado para realização das atividades seja controlado, isto é, contemple medidas mínimas de segurança:</text:p>
      <text:p text:style-name="P40">a) Portas das salas trancadas no encerramento e abertura do expediente de trabalho;</text:p>
      <text:p text:style-name="P40">b) Mesas e armários trancados que não sejam para acesso da empresa;</text:p>
      <text:p text:style-name="P40">c) Estações de trabalho protegidas contra uso e acessos indevidos e com acesso exclusivamente para <text:span text:style-name="T50">a UNAFD</text:span>;</text:p>
      <text:p text:style-name="P40">d) Disposição e proteção das mídias existentes dentro da sala;</text:p>
      <text:p text:style-name="P40">e) Informações protegidas de eventuais acidentes e disciplina de armazenamento da documentação no local;</text:p>
      <text:p text:style-name="P40">f) Inexistência de equipamentos de descarte de informações;</text:p>
      <text:p text:style-name="P40">g) Áreas de circulação restritivas para a empresa.</text:p>
      <text:p text:style-name="P3"/>
      <text:p text:style-name="P29"/>
      <text:p text:style-name="P29"><text:soft-page-break/>Modelo de documentos do processo:</text:p>
      <text:p text:style-name="P29"/>
      <text:p text:style-name="P29"><text:span text:style-name="T65">Termo de Abertura da </text:span>Ordem de Serviço <text:span text:style-name="T65">(TAOS)</text:span></text:p>
      <text:p text:style-name="P30"><text:span text:style-name="T65">Termo de Encerramento da </text:span>Ordem de Serviço <text:span text:style-name="T65">(TEOS)</text:span></text:p>
      <text:p text:style-name="P31"/>
      <text:p text:style-name="P31">Termo de Recebimento do Romaneio - TRR</text:p>
      <text:p text:style-name="P31">Termo de Devolução do Romaneio - TDR</text:p>
      <text:p text:style-name="P29"/>
      <text:p text:style-name="P29">Termo de Aceite Provisório do romaneio.</text:p>
      <text:p text:style-name="P29">Termo de Aceite Definitivo do romaneio.</text:p>
      <text:p text:style-name="P29"/>
      <text:p text:style-name="P32">Termo de Registros de Incidentes ou Ocorrências - TRIO</text:p>
      <text:p text:style-name="P32"/>
      <text:p text:style-name="P32">Declaração de Conclusão da Digitalização do Legado – <text:span text:style-name="T66">DCD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ESPECIFICAÇÕES DE PROCESSO DE TRABALHO - SERVIÇOS DE HIGIENIZAÇÃO, DIGITALIZAÇÃO E ASSINATURA DIGITAL </text:p>
      </style:header>
      <style:footer>
        <text:p text:style-name="MP3">Pg.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9-03T13:29:05.591591774</dc:date>
    <meta:editing-duration>P1DT1H20M7S</meta:editing-duration>
    <meta:editing-cycles>323</meta:editing-cycles>
    <meta:generator>LibreOffice/4.4.7.2$Linux_X86_64 LibreOffice_project/40$Build-2</meta:generator>
    <dc:creator>evandro </dc:creator>
    <meta:document-statistic meta:table-count="1" meta:image-count="0" meta:object-count="0" meta:page-count="6" meta:paragraph-count="129" meta:word-count="2294" meta:character-count="14781" meta:non-whitespace-character-count="12607"/>
  </office:meta>
</office:document-meta>
</file>